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1pt" fo:language="en" fo:country="US" fo:font-weight="bold" officeooo:rsid="000b425b" officeooo:paragraph-rsid="000b425b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style:font-name="Liberation Serif" fo:font-size="11pt" fo:language="en" fo:country="US" fo:font-weight="bold" officeooo:rsid="000b425b" officeooo:paragraph-rsid="000e2492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00" style:font-name="Liberation Serif" fo:font-size="11pt" fo:language="en" fo:country="US" officeooo:rsid="000b425b" officeooo:paragraph-rsid="000b425b" style:font-size-asian="11pt" style:font-size-complex="11pt"/>
    </style:style>
    <style:style style:name="P4" style:family="paragraph" style:parent-style-name="Standard">
      <style:text-properties fo:color="#000000" style:font-name="Liberation Serif" fo:font-size="11pt" fo:language="en" fo:country="US" fo:font-weight="normal" officeooo:rsid="000b425b" officeooo:paragraph-rsid="000b425b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Liberation Serif" fo:font-size="11pt" fo:language="en" fo:country="US" fo:font-weight="normal" officeooo:rsid="000b425b" officeooo:paragraph-rsid="000e2492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Liberation Serif" fo:font-size="11pt" style:font-size-asian="11pt" style:font-size-complex="11pt"/>
    </style:style>
    <style:style style:name="P7" style:family="paragraph" style:parent-style-name="Standard">
      <style:text-properties fo:color="#000000" style:font-name="Liberation Serif" fo:font-size="11pt" officeooo:paragraph-rsid="000b425b" style:font-size-asian="11pt" style:font-size-complex="11pt"/>
    </style:style>
    <style:style style:name="P8" style:family="paragraph" style:parent-style-name="Standard">
      <style:text-properties fo:color="#000000" style:font-name="Liberation Serif" fo:font-size="11pt" fo:background-color="#fffff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16pt" fo:language="en" fo:country="US" fo:font-weight="bold" officeooo:rsid="000b425b" officeooo:paragraph-rsid="000b425b" fo:background-color="#ffffff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Liberation Serif" fo:font-size="11pt" fo:language="en" fo:country="US" fo:font-weight="bold" officeooo:rsid="000b425b" officeooo:paragraph-rsid="000b425b" fo:background-color="#ffffff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000000" style:font-name="Liberation Serif" fo:font-size="11pt" fo:language="en" fo:country="US" fo:font-weight="bold" officeooo:rsid="000b425b" officeooo:paragraph-rsid="000e2492" fo:background-color="#ffffff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00" style:font-name="Liberation Serif" fo:font-size="11pt" fo:language="en" fo:country="US" fo:font-weight="normal" officeooo:rsid="000b425b" officeooo:paragraph-rsid="000b425b" fo:background-color="#ffffff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style:font-name="Liberation Serif" fo:font-size="11pt" fo:language="en" fo:country="US" fo:font-weight="normal" officeooo:rsid="000b425b" officeooo:paragraph-rsid="000e2492" fo:background-color="#ffffff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Liberation Serif" fo:font-size="11pt" fo:background-color="#ffffff" style:font-size-asian="11pt" style:font-size-complex="11pt"/>
    </style:style>
    <style:style style:name="P15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2b91af" style:font-name="Consolas" fo:font-size="9.5pt" style:font-size-asian="9.5pt" fo:background-color="#ffffff"/>
    </style:style>
    <style:style style:name="T4" style:family="text">
      <style:text-properties fo:color="#a31515" style:font-name="Consolas" fo:font-size="9.5pt" style:font-size-asian="9.5pt" fo:background-color="#ffffff"/>
    </style:style>
    <style:style style:name="T5" style:family="text">
      <style:text-properties style:font-name="Consolas" fo:font-size="9.5pt" style:font-size-asian="9.5pt" fo:background-color="#ffffff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e2492" fo:background-color="#ffffff" loext:char-shading-value="0"/>
    </style:style>
    <style:style style:name="T8" style:family="text">
      <style:text-properties officeooo:rsid="001248a5" fo:background-color="#ffffff" loext:char-shading-value="0"/>
    </style:style>
    <style:style style:name="T9" style:family="text">
      <style:text-properties fo:color="#008000" style:font-name="Consolas" fo:font-size="9.5pt" style:font-size-asian="9.5pt" fo:background-color="#ffffff"/>
    </style:style>
    <style:style style:name="T10" style:family="text">
      <style:text-properties officeooo:rsid="001248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urce code</text:p>
      <text:p text:style-name="P10"/>
      <text:p text:style-name="P10">1. Album<text:span text:style-name="T10">Window</text:span>.<text:span text:style-name="T10">xaml.</text:span>cs:</text:p>
      <text:p text:style-name="P8"/>
      <text:p text:style-name="P8"><text:span text:style-name="T1">using</text:span><text:span text:style-name="T5"> System;</text:span></text:p>
      <text:p text:style-name="Standard"><text:span text:style-name="T1">using</text:span><text:span text:style-name="T2"> System.Collections.Generic;</text:span></text:p>
      <text:p text:style-name="Standard"><text:span text:style-name="T1">using</text:span><text:span text:style-name="T2"> System.ComponentModel;</text:span></text:p>
      <text:p text:style-name="Standard"><text:span text:style-name="T1">using</text:span><text:span text:style-name="T2"> System.IO;</text:span></text:p>
      <text:p text:style-name="Standard"><text:span text:style-name="T1">using</text:span><text:span text:style-name="T2"> System.Linq;</text:span></text:p>
      <text:p text:style-name="Standard"><text:span text:style-name="T1">using</text:span><text:span text:style-name="T2"> System.Threading.Tasks;</text:span></text:p>
      <text:p text:style-name="Standard"><text:span text:style-name="T1">using</text:span><text:span text:style-name="T2"> System.Windows;</text:span></text:p>
      <text:p text:style-name="Standard"><text:span text:style-name="T1">using</text:span><text:span text:style-name="T2"> System.Windows.Forms;</text:span></text:p>
      <text:p text:style-name="Standard"><text:span text:style-name="T1">using</text:span><text:span text:style-name="T2"> System.Windows.Input;</text:span></text:p>
      <text:p text:style-name="Standard"><text:span text:style-name="T1">using</text:span><text:span text:style-name="T2"> System.Windows.Media.Imaging;</text:span></text:p>
      <text:p text:style-name="Standard"><text:span text:style-name="T1">using</text:span><text:span text:style-name="T2"> System.Windows.Threading;</text:span></text:p>
      <text:p text:style-name="P15"/>
      <text:p text:style-name="Standard"><text:span text:style-name="T1">namespace</text:span><text:span text:style-name="T2"> AlbumViewer</text:span></text:p>
      <text:p text:style-name="Standard"><text:span text:style-name="T2">{</text:span></text:p>
      <text:p text:style-name="Standard"><text:span text:style-name="T2"><text:s text:c="4"/></text:span><text:span text:style-name="T1">public</text:span><text:span text:style-name="T2"> </text:span><text:span text:style-name="T1">partial</text:span><text:span text:style-name="T2"> </text:span><text:span text:style-name="T1">class</text:span><text:span text:style-name="T2"> </text:span><text:span text:style-name="T3">AlbumWindow</text:span><text:span text:style-name="T2"> : </text:span><text:span text:style-name="T3">Window</text:span></text:p>
      <text:p text:style-name="Standard"><text:span text:style-name="T2"><text:s text:c="4"/>{</text:span></text:p>
      <text:p text:style-name="Standard"><text:span text:style-name="T2"><text:s text:c="8"/></text:span><text:span text:style-name="T1">static</text:span><text:span text:style-name="T2"> </text:span><text:span text:style-name="T1">private</text:span><text:span text:style-name="T2"> </text:span><text:span text:style-name="T3">List</text:span><text:span text:style-name="T2">&lt;</text:span><text:span text:style-name="T3">BitmapImage</text:span><text:span text:style-name="T2">&gt; images;</text:span></text:p>
      <text:p text:style-name="Standard"><text:span text:style-name="T2"><text:s text:c="8"/></text:span><text:span text:style-name="T1">private</text:span><text:span text:style-name="T2"> </text:span><text:span text:style-name="T3">FolderBrowserDialog</text:span><text:span text:style-name="T2"> directory;</text:span></text:p>
      <text:p text:style-name="P15"/>
      <text:p text:style-name="Standard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3">List</text:span><text:span text:style-name="T2">&lt;</text:span><text:span text:style-name="T3">BitmapImage</text:span><text:span text:style-name="T2">&gt; Images</text:span></text:p>
      <text:p text:style-name="Standard"><text:span text:style-name="T2"><text:s text:c="8"/>{</text:span></text:p>
      <text:p text:style-name="Standard"><text:span text:style-name="T2"><text:s text:c="12"/></text:span><text:span text:style-name="T1">get</text:span></text:p>
      <text:p text:style-name="Standard"><text:span text:style-name="T2"><text:s text:c="12"/>{</text:span></text:p>
      <text:p text:style-name="Standard"><text:span text:style-name="T2"><text:s text:c="16"/></text:span><text:span text:style-name="T1">return</text:span><text:span text:style-name="T2"> images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set</text:span></text:p>
      <text:p text:style-name="Standard"><text:span text:style-name="T2"><text:s text:c="12"/>{</text:span></text:p>
      <text:p text:style-name="Standard"><text:span text:style-name="T2"><text:s text:c="16"/>images = </text:span><text:span text:style-name="T1">value</text:span><text:span text:style-name="T2">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5"/>
      <text:p text:style-name="P15"/>
      <text:p text:style-name="Standard"><text:span text:style-name="T2"><text:s text:c="8"/></text:span><text:span text:style-name="T1">private</text:span><text:span text:style-name="T2"> </text:span><text:span text:style-name="T3">PhotoViewerWindow</text:span><text:span text:style-name="T2"> photoViewer;</text:span></text:p>
      <text:p text:style-name="Standard"><text:span text:style-name="T2"><text:s text:c="8"/></text:span><text:span text:style-name="T1">private</text:span><text:span text:style-name="T2"> </text:span><text:span text:style-name="T3">SaveAlbumAsWindow</text:span><text:span text:style-name="T2"> saveAlbum;</text:span></text:p>
      <text:p text:style-name="P15"/>
      <text:p text:style-name="Standard"><text:span text:style-name="T2"><text:s text:c="8"/></text:span><text:span text:style-name="T1">public</text:span><text:span text:style-name="T2"> AlbumWindow()</text:span></text:p>
      <text:p text:style-name="Standard"><text:span text:style-name="T2"><text:s text:c="8"/>{</text:span></text:p>
      <text:p text:style-name="Standard"><text:span text:style-name="T2"><text:s text:c="12"/>InitializeComponent();</text:span></text:p>
      <text:p text:style-name="Standard"><text:span text:style-name="T2"><text:s text:c="12"/>photoViewer = </text:span><text:span text:style-name="T1">new</text:span><text:span text:style-name="T2"> </text:span><text:span text:style-name="T3">PhotoViewerWindow</text:span><text:span text:style-name="T2">();</text:span></text:p>
      <text:p text:style-name="Standard"><text:span text:style-name="T2"><text:s text:c="12"/>saveAlbum = </text:span><text:span text:style-name="T1">new</text:span><text:span text:style-name="T2"> </text:span><text:span text:style-name="T3">SaveAlbumAsWindow</text:span><text:span text:style-name="T2">();</text:span></text:p>
      <text:p text:style-name="Standard"><text:span text:style-name="T2"><text:s text:c="12"/>Images = </text:span><text:span text:style-name="T1">new</text:span><text:span text:style-name="T2"> </text:span><text:span text:style-name="T3">List</text:span><text:span text:style-name="T2">&lt;</text:span><text:span text:style-name="T3">BitmapImage</text:span><text:span text:style-name="T2">&gt;();</text:span></text:p>
      <text:p text:style-name="Standard"><text:span text:style-name="T2"><text:s text:c="12"/>add.IsEnabled = </text:span><text:span text:style-name="T1">false</text:span><text:span text:style-name="T2">;</text:span></text:p>
      <text:p text:style-name="Standard"><text:span text:style-name="T2"><text:s text:c="12"/>loading.Visibility = </text:span><text:span text:style-name="T3">Visibility</text:span><text:span text:style-name="T2">.Hidden;</text:span></text:p>
      <text:p text:style-name="Standard"><text:span text:style-name="T2"><text:s text:c="12"/></text:span><text:span text:style-name="T9">//bar.Visibility = Visibility.Hidden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ListBox_MouseDoubleClick(</text:span><text:span text:style-name="T1">object</text:span><text:span text:style-name="T2"> sender, </text:span><text:span text:style-name="T3">MouseButton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 (!Images.Any())</text:span></text:p>
      <text:p text:style-name="Standard"><text:span text:style-name="T2"><text:s text:c="16"/></text:span><text:span text:style-name="T1">return</text:span><text:span text:style-name="T2">;</text:span></text:p>
      <text:p text:style-name="Standard"><text:span text:style-name="T2"><text:s text:c="12"/></text:span><text:span text:style-name="T3">BitmapImage</text:span><text:span text:style-name="T2"> selectedImage = (</text:span><text:span text:style-name="T3">BitmapImage</text:span><text:span text:style-name="T2">)listBox.SelectedItem;</text:span></text:p>
      <text:p text:style-name="Standard"><text:span text:style-name="T2"><text:s text:c="12"/></text:span><text:span text:style-name="T1">if</text:span><text:span text:style-name="T2"> (photoViewer == </text:span><text:span text:style-name="T1">null</text:span><text:span text:style-name="T2"> || photoViewer.IsClosed)</text:span></text:p>
      <text:p text:style-name="Standard"><text:span text:style-name="T2"><text:s text:c="16"/>photoViewer = </text:span><text:span text:style-name="T1">new</text:span><text:span text:style-name="T2"> </text:span><text:span text:style-name="T3">PhotoViewerWindow</text:span><text:span text:style-name="T2">(selectedImage);</text:span></text:p>
      <text:p text:style-name="Standard"><text:span text:style-name="T2"><text:s text:c="12"/></text:span><text:span text:style-name="T1">else</text:span></text:p>
      <text:p text:style-name="Standard"><text:span text:style-name="T2"><text:s text:c="16"/>photoViewer.image.Source = selectedImage;</text:span></text:p>
      <text:p text:style-name="Standard"><text:span text:style-name="T2"><text:s text:c="12"/>photoViewer.Show()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3">BackgroundWorker</text:span><text:span text:style-name="T2"> worker = </text:span><text:span text:style-name="T1">new</text:span><text:span text:style-name="T2"> </text:span><text:span text:style-name="T3">BackgroundWorker</text:span><text:span text:style-name="T2">();</text:span></text:p>
      <text:p text:style-name="Standard"><text:span text:style-name="T2"><text:s text:c="8"/></text:span><text:span text:style-name="T1">private</text:span><text:span text:style-name="T2"> </text:span><text:span text:style-name="T1">async</text:span><text:span text:style-name="T2"> </text:span><text:span text:style-name="T1">void</text:span><text:span text:style-name="T2"> open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9">//worker.DoWork += DoIndependentWork;</text:span></text:p>
      <text:p text:style-name="Standard"><text:span text:style-name="T2"><text:s text:c="12"/></text:span><text:span text:style-name="T9">//worker.RunWorkerCompleted += OpenAlbum;</text:span></text:p>
      <text:p text:style-name="Standard"><text:span text:style-name="T2"><text:s text:c="12"/></text:span><text:span text:style-name="T9">//worker.RunWorkerAsync();</text:span></text:p>
      <text:p text:style-name="Standard"><text:soft-page-break/><text:span text:style-name="T2"><text:s text:c="12"/></text:span><text:span text:style-name="T9">//DoIndependentWork(); <text:s text:c="2"/></text:span></text:p>
      <text:p text:style-name="Standard"><text:span text:style-name="T2"><text:s text:c="12"/></text:span><text:span text:style-name="T1">await</text:span><text:span text:style-name="T2"> OpenAlbum();</text:span></text:p>
      <text:p text:style-name="Standard"><text:span text:style-name="T2"><text:s text:c="12"/></text:span><text:span text:style-name="T9">//DoIndependentWork();</text:span></text:p>
      <text:p text:style-name="P15"/>
      <text:p text:style-name="Standard"><text:span text:style-name="T2"><text:s text:c="12"/></text:span><text:span text:style-name="T9">//bar.Visibility = Visibility.Hidden;</text:span></text:p>
      <text:p text:style-name="Standard"><text:span text:style-name="T2"><text:s text:c="12"/></text:span><text:span text:style-name="T9">//loading.Visibility = Visibility.Hidden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async</text:span><text:span text:style-name="T2"> </text:span><text:span text:style-name="T3">Task</text:span><text:span text:style-name="T2"> OpenAlbum()</text:span></text:p>
      <text:p text:style-name="Standard"><text:span text:style-name="T2"><text:s text:c="8"/>{</text:span></text:p>
      <text:p text:style-name="P15"/>
      <text:p text:style-name="Standard"><text:span text:style-name="T2"><text:s text:c="12"/>Dispatcher.Invoke((</text:span><text:span text:style-name="T3">Action</text:span><text:span text:style-name="T2">)( () =&gt;</text:span></text:p>
      <text:p text:style-name="Standard"><text:span text:style-name="T2"><text:s text:c="12"/>{</text:span></text:p>
      <text:p text:style-name="Standard"><text:span text:style-name="T2"><text:s text:c="16"/></text:span><text:span text:style-name="T1">if</text:span><text:span text:style-name="T2"> (Images.Any())</text:span></text:p>
      <text:p text:style-name="Standard"><text:span text:style-name="T2"><text:s text:c="20"/>Images.Clear();</text:span></text:p>
      <text:p text:style-name="Standard"><text:span text:style-name="T2"><text:s text:c="16"/></text:span></text:p>
      <text:p text:style-name="Standard"><text:span text:style-name="T2"><text:s text:c="16"/>directory = </text:span><text:span text:style-name="T1">new</text:span><text:span text:style-name="T2"> </text:span><text:span text:style-name="T3">FolderBrowserDialog</text:span><text:span text:style-name="T2">();</text:span></text:p>
      <text:p text:style-name="Standard"><text:span text:style-name="T2"><text:s text:c="16"/>directory.Description = </text:span><text:span text:style-name="T4">"Select an Album"</text:span><text:span text:style-name="T2">;</text:span></text:p>
      <text:p text:style-name="Standard"><text:span text:style-name="T2"><text:s text:c="16"/>directory.ShowDialog();</text:span></text:p>
      <text:p text:style-name="P15"/>
      <text:p text:style-name="P15"/>
      <text:p text:style-name="Standard"><text:span text:style-name="T2"><text:s text:c="16"/></text:span><text:span text:style-name="T1">if</text:span><text:span text:style-name="T2"> (!</text:span><text:span text:style-name="T1">string</text:span><text:span text:style-name="T2">.IsNullOrEmpty(directory.SelectedPath))</text:span></text:p>
      <text:p text:style-name="Standard"><text:span text:style-name="T2"><text:s text:c="16"/>{</text:span></text:p>
      <text:p text:style-name="Standard"><text:span text:style-name="T2"><text:s text:c="20"/>GetImages(</text:span><text:span text:style-name="T4">"*.jpg"</text:span><text:span text:style-name="T2">);</text:span></text:p>
      <text:p text:style-name="Standard"><text:span text:style-name="T2"><text:s text:c="20"/>GetImages(</text:span><text:span text:style-name="T4">"*.png"</text:span><text:span text:style-name="T2">);</text:span></text:p>
      <text:p text:style-name="P15"/>
      <text:p text:style-name="Standard"><text:span text:style-name="T2"><text:s text:c="20"/></text:span><text:span text:style-name="T9">//DataContext = null;</text:span></text:p>
      <text:p text:style-name="Standard"><text:span text:style-name="T2"><text:s text:c="20"/></text:span><text:span text:style-name="T9">//DataContext = Images;</text:span></text:p>
      <text:p text:style-name="Standard"><text:span text:style-name="T2"><text:s text:c="20"/></text:span><text:span text:style-name="T9">//await Task.Run(() =&gt;</text:span></text:p>
      <text:p text:style-name="Standard"><text:span text:style-name="T2"><text:s text:c="20"/></text:span><text:span text:style-name="T9">//{</text:span></text:p>
      <text:p text:style-name="P15"/>
      <text:p text:style-name="Standard"><text:span text:style-name="T2"><text:s text:c="24"/></text:span><text:span text:style-name="T1">string</text:span><text:span text:style-name="T2"> albumName = directory.SelectedPath.Substring(directory.SelectedPath.LastIndexOf(</text:span><text:span text:style-name="T4">'\\'</text:span><text:span text:style-name="T2">) + 1, directory.SelectedPath.Length - directory.SelectedPath.LastIndexOf(</text:span><text:span text:style-name="T4">'\\'</text:span><text:span text:style-name="T2">) - 1);</text:span></text:p>
      <text:p text:style-name="Standard"><text:span text:style-name="T2"><text:s text:c="24"/>Title = </text:span><text:span text:style-name="T4">""</text:span><text:span text:style-name="T2">;</text:span></text:p>
      <text:p text:style-name="Standard"><text:span text:style-name="T2"><text:s text:c="24"/>Title = </text:span><text:span text:style-name="T4">"Album Viewer - "</text:span><text:span text:style-name="T2"> + albumName;</text:span></text:p>
      <text:p text:style-name="Standard"><text:span text:style-name="T2"><text:s text:c="24"/>add.IsEnabled = </text:span><text:span text:style-name="T1">true</text:span><text:span text:style-name="T2">;</text:span></text:p>
      <text:p text:style-name="Standard"><text:span text:style-name="T2"><text:s text:c="24"/></text:span><text:span text:style-name="T9">//loading.Visibility = Visibility.Hidden;</text:span></text:p>
      <text:p text:style-name="Standard"><text:span text:style-name="T2"><text:s text:c="24"/>listBox.ItemsSource = </text:span><text:span text:style-name="T1">null</text:span><text:span text:style-name="T2">;</text:span></text:p>
      <text:p text:style-name="Standard"><text:span text:style-name="T2"><text:s text:c="24"/>listBox.ItemsSource = Images;</text:span></text:p>
      <text:p text:style-name="P15"/>
      <text:p text:style-name="Standard"><text:span text:style-name="T2"><text:s text:c="20"/></text:span><text:span text:style-name="T9">//});</text:span></text:p>
      <text:p text:style-name="Standard"><text:span text:style-name="T2"><text:s text:c="16"/>}</text:span></text:p>
      <text:p text:style-name="Standard"><text:span text:style-name="T2"><text:s text:c="12"/>}));</text:span></text:p>
      <text:p text:style-name="Standard"><text:span text:style-name="T2"><text:s text:c="12"/></text:span><text:span text:style-name="T9">//return Images;</text:span></text:p>
      <text:p text:style-name="P15"/>
      <text:p text:style-name="P15"/>
      <text:p text:style-name="P15"/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DoIndependentWork()</text:span></text:p>
      <text:p text:style-name="Standard"><text:span text:style-name="T2"><text:s text:c="8"/>{</text:span></text:p>
      <text:p text:style-name="P15"/>
      <text:p text:style-name="Standard"><text:span text:style-name="T2"><text:s text:c="12"/>Dispatcher.Invoke((</text:span><text:span text:style-name="T3">Action</text:span><text:span text:style-name="T2">)(() =&gt;</text:span></text:p>
      <text:p text:style-name="Standard"><text:span text:style-name="T2"><text:s text:c="12"/>{</text:span></text:p>
      <text:p text:style-name="Standard"><text:span text:style-name="T2"><text:s text:c="16"/></text:span></text:p>
      <text:p text:style-name="Standard"><text:span text:style-name="T2"><text:s text:c="16"/></text:span><text:span text:style-name="T9">//bar.Visibility = Visibility.Visible;</text:span></text:p>
      <text:p text:style-name="Standard"><text:span text:style-name="T2"><text:s text:c="16"/>loading.Visibility = </text:span><text:span text:style-name="T3">Visibility</text:span><text:span text:style-name="T2">.Visible;</text:span></text:p>
      <text:p text:style-name="Standard"><text:span text:style-name="T2"><text:s text:c="12"/>}));</text:span></text:p>
      <text:p text:style-name="P15"/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GetImages(</text:span><text:span text:style-name="T1">string</text:span><text:span text:style-name="T2"> extension)</text:span></text:p>
      <text:p text:style-name="Standard"><text:span text:style-name="T2"><text:s text:c="8"/>{</text:span></text:p>
      <text:p text:style-name="Standard"><text:span text:style-name="T2"><text:s text:c="12"/></text:span><text:span text:style-name="T3">DirectoryInfo</text:span><text:span text:style-name="T2"> directoryInfo = </text:span><text:span text:style-name="T1">new</text:span><text:span text:style-name="T2"> </text:span><text:span text:style-name="T3">DirectoryInfo</text:span><text:span text:style-name="T2">(directory.SelectedPath);</text:span></text:p>
      <text:p text:style-name="Standard"><text:span text:style-name="T2"><text:s text:c="12"/></text:span><text:span text:style-name="T1">foreach</text:span><text:span text:style-name="T2"> (</text:span><text:span text:style-name="T3">FileInfo</text:span><text:span text:style-name="T2"> fileName </text:span><text:span text:style-name="T1">in</text:span><text:span text:style-name="T2"> directoryInfo.GetFiles(extension))</text:span></text:p>
      <text:p text:style-name="Standard"><text:span text:style-name="T2"><text:s text:c="12"/>{</text:span></text:p>
      <text:p text:style-name="Standard"><text:span text:style-name="T2"><text:s text:c="16"/>Images.Add(</text:span><text:span text:style-name="T1">new</text:span><text:span text:style-name="T2"> </text:span><text:span text:style-name="T3">BitmapImage</text:span><text:span text:style-name="T2">(</text:span><text:span text:style-name="T1">new</text:span><text:span text:style-name="T2"> </text:span><text:span text:style-name="T3">Uri</text:span><text:span text:style-name="T2">(fileName.FullName)))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5"><text:soft-page-break/></text:p>
      <text:p text:style-name="Standard"><text:span text:style-name="T2"><text:s text:c="8"/>Microsoft.Win32.</text:span><text:span text:style-name="T3">OpenFileDialog</text:span><text:span text:style-name="T2"> openFileDialog = </text:span><text:span text:style-name="T1">new</text:span><text:span text:style-name="T2"> Microsoft.Win32.</text:span><text:span text:style-name="T3">OpenFileDialog</text:span><text:span text:style-name="T2">();</text:span></text:p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add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openFileDialog.Multiselect = </text:span><text:span text:style-name="T1">true</text:span><text:span text:style-name="T2">;</text:span></text:p>
      <text:p text:style-name="Standard"><text:span text:style-name="T2"><text:s text:c="12"/>openFileDialog.Title = </text:span><text:span text:style-name="T4">"Select images"</text:span><text:span text:style-name="T2">;</text:span></text:p>
      <text:p text:style-name="Standard"><text:span text:style-name="T2"><text:s text:c="12"/>openFileDialog.Filter = </text:span><text:span text:style-name="T4">"All Image Files|*.jpg;*.jpeg;*;.jpe;*.jfif;*.png|"</text:span><text:span text:style-name="T2"> +</text:span></text:p>
      <text:p text:style-name="Standard"><text:span text:style-name="T2"><text:s text:c="14"/></text:span><text:span text:style-name="T4">"JPEG (*.jpg;*.jpeg;*.jpe;*.jfif;)|*.jpg;*.jpeg;.jpe;*.jfif|"</text:span><text:span text:style-name="T2"> +</text:span></text:p>
      <text:p text:style-name="Standard"><text:span text:style-name="T2"><text:s text:c="14"/></text:span><text:span text:style-name="T4">"PNG (*.png)|*.png"</text:span><text:span text:style-name="T2">;</text:span></text:p>
      <text:p text:style-name="P15"/>
      <text:p text:style-name="Standard"><text:span text:style-name="T2"><text:s text:c="12"/></text:span><text:span text:style-name="T1">if</text:span><text:span text:style-name="T2"> (openFileDialog.ShowDialog() == </text:span><text:span text:style-name="T1">true</text:span><text:span text:style-name="T2">)</text:span></text:p>
      <text:p text:style-name="Standard"><text:span text:style-name="T2"><text:s text:c="12"/>{</text:span></text:p>
      <text:p text:style-name="Standard"><text:span text:style-name="T2"><text:s text:c="16"/></text:span><text:span text:style-name="T1">foreach</text:span><text:span text:style-name="T2"> (</text:span><text:span text:style-name="T3">String</text:span><text:span text:style-name="T2"> fileName </text:span><text:span text:style-name="T1">in</text:span><text:span text:style-name="T2"> openFileDialog.FileNames)</text:span></text:p>
      <text:p text:style-name="Standard"><text:span text:style-name="T2"><text:s text:c="16"/>{</text:span></text:p>
      <text:p text:style-name="Standard"><text:span text:style-name="T2"><text:s text:c="20"/>Images.Add(</text:span><text:span text:style-name="T1">new</text:span><text:span text:style-name="T2"> </text:span><text:span text:style-name="T3">BitmapImage</text:span><text:span text:style-name="T2">(</text:span><text:span text:style-name="T1">new</text:span><text:span text:style-name="T2"> </text:span><text:span text:style-name="T3">Uri</text:span><text:span text:style-name="T2">(fileName)));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12"/>listBox.ItemsSource = </text:span><text:span text:style-name="T1">null</text:span><text:span text:style-name="T2">;</text:span></text:p>
      <text:p text:style-name="Standard"><text:span text:style-name="T2"><text:s text:c="12"/>listBox.ItemsSource = Images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new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3">MessageBoxResult</text:span><text:span text:style-name="T2"> result = System.Windows.</text:span><text:span text:style-name="T3">MessageBox</text:span><text:span text:style-name="T2">.Show(</text:span><text:span text:style-name="T4">"Do you want to make new album?"</text:span><text:span text:style-name="T2">, </text:span><text:span text:style-name="T4">"New Album"</text:span><text:span text:style-name="T2">, </text:span><text:span text:style-name="T3">MessageBoxButton</text:span><text:span text:style-name="T2">.YesNo, </text:span><text:span text:style-name="T3">MessageBoxImage</text:span><text:span text:style-name="T2">.Question);</text:span></text:p>
      <text:p text:style-name="Standard"><text:span text:style-name="T2"><text:s text:c="12"/></text:span><text:span text:style-name="T1">if</text:span><text:span text:style-name="T2"> (result == </text:span><text:span text:style-name="T3">MessageBoxResult</text:span><text:span text:style-name="T2">.No)</text:span></text:p>
      <text:p text:style-name="Standard"><text:span text:style-name="T2"><text:s text:c="16"/></text:span><text:span text:style-name="T1">return</text:span><text:span text:style-name="T2">;</text:span></text:p>
      <text:p text:style-name="P15"/>
      <text:p text:style-name="Standard"><text:span text:style-name="T2"><text:s text:c="12"/></text:span><text:span text:style-name="T1">if</text:span><text:span text:style-name="T2"> (Images.Any())</text:span></text:p>
      <text:p text:style-name="Standard"><text:span text:style-name="T2"><text:s text:c="12"/>{</text:span></text:p>
      <text:p text:style-name="Standard"><text:span text:style-name="T2"><text:s text:c="16"/>Images.Clear();</text:span></text:p>
      <text:p text:style-name="Standard"><text:span text:style-name="T2"><text:s text:c="16"/>listBox.ItemsSource = </text:span><text:span text:style-name="T1">null</text:span><text:span text:style-name="T2">;</text:span></text:p>
      <text:p text:style-name="Standard"><text:span text:style-name="T2"><text:s text:c="12"/>}</text:span></text:p>
      <text:p text:style-name="Standard"><text:span text:style-name="T2"><text:s text:c="12"/>Title = </text:span><text:span text:style-name="T4">"Album Viewer"</text:span><text:span text:style-name="T2">;</text:span></text:p>
      <text:p text:style-name="Standard"><text:span text:style-name="T2"><text:s text:c="12"/>add.IsEnabled = </text:span><text:span text:style-name="T1">true</text:span><text:span text:style-name="T2">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saveAs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saveAlbum = </text:span><text:span text:style-name="T1">new</text:span><text:span text:style-name="T2"> </text:span><text:span text:style-name="T3">SaveAlbumAsWindow</text:span><text:span text:style-name="T2">();</text:span></text:p>
      <text:p text:style-name="Standard"><text:span text:style-name="T2"><text:s text:c="12"/>saveAlbum.ShowDialog();</text:span></text:p>
      <text:p text:style-name="P15"/>
      <text:p text:style-name="Standard"><text:span text:style-name="T2"><text:s text:c="12"/></text:span><text:span text:style-name="T1">if</text:span><text:span text:style-name="T2"> (Images.Any())</text:span></text:p>
      <text:p text:style-name="Standard"><text:span text:style-name="T2"><text:s text:c="16"/>add.IsEnabled = </text:span><text:span text:style-name="T1">true</text:span><text:span text:style-name="T2">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listBox_KeyDown(</text:span><text:span text:style-name="T1">object</text:span><text:span text:style-name="T2"> sender, System.Windows.Input.</text:span><text:span text:style-name="T3">Key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 (e.Key == </text:span><text:span text:style-name="T3">Key</text:span><text:span text:style-name="T2">.Delete)</text:span></text:p>
      <text:p text:style-name="Standard"><text:span text:style-name="T2"><text:s text:c="12"/>{</text:span></text:p>
      <text:p text:style-name="Standard"><text:span text:style-name="T2"><text:s text:c="16"/></text:span><text:span text:style-name="T3">MessageBoxResult</text:span><text:span text:style-name="T2"> result = System.Windows.</text:span><text:span text:style-name="T3">MessageBox</text:span><text:span text:style-name="T2">.Show(</text:span><text:span text:style-name="T4">"Do you want to delete selected image?"</text:span><text:span text:style-name="T2">, </text:span><text:span text:style-name="T4">"Delete selected image"</text:span><text:span text:style-name="T2">, </text:span><text:span text:style-name="T3">MessageBoxButton</text:span><text:span text:style-name="T2">.YesNo, </text:span><text:span text:style-name="T3">MessageBoxImage</text:span><text:span text:style-name="T2">.Question);</text:span></text:p>
      <text:p text:style-name="Standard"><text:span text:style-name="T2"><text:s text:c="16"/></text:span><text:span text:style-name="T1">if</text:span><text:span text:style-name="T2"> (result == </text:span><text:span text:style-name="T3">MessageBoxResult</text:span><text:span text:style-name="T2">.Yes)</text:span></text:p>
      <text:p text:style-name="Standard"><text:span text:style-name="T2"><text:s text:c="20"/>Images.Remove((</text:span><text:span text:style-name="T3">BitmapImage</text:span><text:span text:style-name="T2">)listBox.SelectedItem);</text:span></text:p>
      <text:p text:style-name="Standard"><text:span text:style-name="T2"><text:s text:c="12"/>}</text:span></text:p>
      <text:p text:style-name="Standard"><text:span text:style-name="T2"><text:s text:c="12"/>listBox.ItemsSource = </text:span><text:span text:style-name="T1">null</text:span><text:span text:style-name="T2">;</text:span></text:p>
      <text:p text:style-name="Standard"><text:span text:style-name="T2"><text:s text:c="12"/>listBox.ItemsSource = Images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exit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System.Windows.</text:span><text:span text:style-name="T3">Application</text:span><text:span text:style-name="T2">.Current.Shutdown()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otected</text:span><text:span text:style-name="T2"> </text:span><text:span text:style-name="T1">override</text:span><text:span text:style-name="T2"> </text:span><text:span text:style-name="T1">void</text:span><text:span text:style-name="T2"> OnClosed(</text:span><text:span text:style-name="T3">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System.Windows.</text:span><text:span text:style-name="T3">Application</text:span><text:span text:style-name="T2">.Current.Shutdown()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1"><text:soft-page-break/><text:span text:style-name="T8">2</text:span><text:span text:style-name="T6">. PhotoViewerWindow.</text:span><text:span text:style-name="T8">x</text:span><text:span text:style-name="T6">aml.cs:</text:span></text:p>
      <text:p text:style-name="P3"/>
      <text:p text:style-name="P12"><text:span text:style-name="T1">using</text:span><text:span text:style-name="T5"> Microsoft.Win32;</text:span></text:p>
      <text:p text:style-name="Standard"><text:span text:style-name="T1">using</text:span><text:span text:style-name="T2"> System;</text:span></text:p>
      <text:p text:style-name="Standard"><text:span text:style-name="T1">using</text:span><text:span text:style-name="T2"> System.Runtime.InteropServices;</text:span></text:p>
      <text:p text:style-name="Standard"><text:span text:style-name="T1">using</text:span><text:span text:style-name="T2"> System.Windows;</text:span></text:p>
      <text:p text:style-name="Standard"><text:span text:style-name="T1">using</text:span><text:span text:style-name="T2"> System.Windows.Media.Imaging;</text:span></text:p>
      <text:p text:style-name="P15"/>
      <text:p text:style-name="Standard"><text:span text:style-name="T1">namespace</text:span><text:span text:style-name="T2"> AlbumViewer</text:span></text:p>
      <text:p text:style-name="Standard"><text:span text:style-name="T2">{</text:span></text:p>
      <text:p text:style-name="Standard"><text:span text:style-name="T2"><text:s text:c="4"/></text:span><text:span text:style-name="T1">public</text:span><text:span text:style-name="T2"> </text:span><text:span text:style-name="T1">partial</text:span><text:span text:style-name="T2"> </text:span><text:span text:style-name="T1">class</text:span><text:span text:style-name="T2"> </text:span><text:span text:style-name="T3">PhotoViewerWindow</text:span><text:span text:style-name="T2"> : </text:span><text:span text:style-name="T3">Window</text:span></text:p>
      <text:p text:style-name="Standard"><text:span text:style-name="T2"><text:s text:c="4"/>{</text:span></text:p>
      <text:p text:style-name="Standard"><text:span text:style-name="T2"><text:s text:c="8"/></text:span><text:span text:style-name="T1">private</text:span><text:span text:style-name="T2"> </text:span><text:span text:style-name="T3">OpenFileDialog</text:span><text:span text:style-name="T2"> openFileDialog;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int</text:span><text:span text:style-name="T2"> rotation;</text:span></text:p>
      <text:p text:style-name="Standard"><text:span text:style-name="T2"><text:s text:c="8"/></text:span><text:span text:style-name="T1">public</text:span><text:span text:style-name="T2"> </text:span><text:span text:style-name="T1">int</text:span><text:span text:style-name="T2"> Rotation</text:span></text:p>
      <text:p text:style-name="Standard"><text:span text:style-name="T2"><text:s text:c="8"/>{</text:span></text:p>
      <text:p text:style-name="Standard"><text:span text:style-name="T2"><text:s text:c="12"/></text:span><text:span text:style-name="T1">get</text:span></text:p>
      <text:p text:style-name="Standard"><text:span text:style-name="T2"><text:s text:c="12"/>{</text:span></text:p>
      <text:p text:style-name="Standard"><text:span text:style-name="T2"><text:s text:c="16"/></text:span><text:span text:style-name="T1">return</text:span><text:span text:style-name="T2"> rotation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set</text:span></text:p>
      <text:p text:style-name="Standard"><text:span text:style-name="T2"><text:s text:c="12"/>{</text:span></text:p>
      <text:p text:style-name="Standard"><text:span text:style-name="T2"><text:s text:c="16"/>rotation = </text:span><text:span text:style-name="T1">value</text:span><text:span text:style-name="T2">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Standard"><text:span text:style-name="T2"><text:s text:c="8"/></text:span></text:p>
      <text:p text:style-name="Standard"><text:span text:style-name="T2"><text:s text:c="8"/></text:span><text:span text:style-name="T1">public</text:span><text:span text:style-name="T2"> PhotoViewerWindow()</text:span></text:p>
      <text:p text:style-name="Standard"><text:span text:style-name="T2"><text:s text:c="8"/>{</text:span></text:p>
      <text:p text:style-name="Standard"><text:span text:style-name="T2"><text:s text:c="12"/>InitializeComponent();</text:span></text:p>
      <text:p text:style-name="Standard"><text:span text:style-name="T2"><text:s text:c="12"/>openFileDialog = </text:span><text:span text:style-name="T1">new</text:span><text:span text:style-name="T2"> </text:span><text:span text:style-name="T3">OpenFileDialog</text:span><text:span text:style-name="T2">()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ublic</text:span><text:span text:style-name="T2"> PhotoViewerWindow(</text:span><text:span text:style-name="T3">BitmapImage</text:span><text:span text:style-name="T2"> image)</text:span></text:p>
      <text:p text:style-name="Standard"><text:span text:style-name="T2"><text:s text:c="8"/>{</text:span></text:p>
      <text:p text:style-name="Standard"><text:span text:style-name="T2"><text:s text:c="12"/>InitializeComponent();</text:span></text:p>
      <text:p text:style-name="Standard"><text:span text:style-name="T2"><text:s text:c="12"/></text:span><text:span text:style-name="T1">this</text:span><text:span text:style-name="T2">.image.Source = image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Right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rotateTransform.Angle = (Rotation += 90)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Next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 (scaleTransform.ScaleX == -1)</text:span></text:p>
      <text:p text:style-name="Standard"><text:span text:style-name="T2"><text:s text:c="16"/>scaleTransform.ScaleX = 1;</text:span></text:p>
      <text:p text:style-name="P15"/>
      <text:p text:style-name="Standard"><text:span text:style-name="T2"><text:s text:c="12"/>rotateTransform.Angle = (Rotation = 0);</text:span></text:p>
      <text:p text:style-name="Standard"><text:span text:style-name="T2"><text:s text:c="12"/></text:span><text:span text:style-name="T3">BitmapImage</text:span><text:span text:style-name="T2"> tempImage = (</text:span><text:span text:style-name="T3">BitmapImage</text:span><text:span text:style-name="T2">)image.Source;</text:span></text:p>
      <text:p text:style-name="Standard"><text:span text:style-name="T2"><text:s text:c="12"/></text:span><text:span text:style-name="T1">int</text:span><text:span text:style-name="T2"> index = </text:span><text:span text:style-name="T3">AlbumWindow</text:span><text:span text:style-name="T2">.Images.IndexOf(tempImage);</text:span></text:p>
      <text:p text:style-name="P15"/>
      <text:p text:style-name="Standard"><text:span text:style-name="T2"><text:s text:c="12"/></text:span><text:span text:style-name="T1">if</text:span><text:span text:style-name="T2"> (index != -1)</text:span></text:p>
      <text:p text:style-name="Standard"><text:span text:style-name="T2"><text:s text:c="12"/>{</text:span></text:p>
      <text:p text:style-name="Standard"><text:span text:style-name="T2"><text:s text:c="16"/></text:span><text:span text:style-name="T1">if</text:span><text:span text:style-name="T2"> (index != </text:span><text:span text:style-name="T3">AlbumWindow</text:span><text:span text:style-name="T2">.Images.Count - 1)</text:span></text:p>
      <text:p text:style-name="Standard"><text:span text:style-name="T2"><text:s text:c="20"/>image.Source = </text:span><text:span text:style-name="T3">AlbumWindow</text:span><text:span text:style-name="T2">.Images[index + 1];</text:span></text:p>
      <text:p text:style-name="Standard"><text:span text:style-name="T2"><text:s text:c="16"/></text:span><text:span text:style-name="T1">else</text:span></text:p>
      <text:p text:style-name="Standard"><text:span text:style-name="T2"><text:s text:c="20"/>image.Source = </text:span><text:span text:style-name="T3">AlbumWindow</text:span><text:span text:style-name="T2">.Images[0]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Previous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 (scaleTransform.ScaleX == -1)</text:span></text:p>
      <text:p text:style-name="Standard"><text:span text:style-name="T2"><text:s text:c="16"/>scaleTransform.ScaleX = 1;</text:span></text:p>
      <text:p text:style-name="P15"/>
      <text:p text:style-name="Standard"><text:span text:style-name="T2"><text:s text:c="12"/>rotateTransform.Angle = (Rotation = 0);</text:span></text:p>
      <text:p text:style-name="Standard"><text:soft-page-break/><text:span text:style-name="T2"><text:s text:c="12"/></text:span><text:span text:style-name="T3">BitmapImage</text:span><text:span text:style-name="T2"> tempImage = (</text:span><text:span text:style-name="T3">BitmapImage</text:span><text:span text:style-name="T2">)image.Source;</text:span></text:p>
      <text:p text:style-name="Standard"><text:span text:style-name="T2"><text:s text:c="12"/></text:span><text:span text:style-name="T1">int</text:span><text:span text:style-name="T2"> index = </text:span><text:span text:style-name="T3">AlbumWindow</text:span><text:span text:style-name="T2">.Images.IndexOf(tempImage);</text:span></text:p>
      <text:p text:style-name="P15"/>
      <text:p text:style-name="Standard"><text:span text:style-name="T2"><text:s text:c="12"/></text:span><text:span text:style-name="T1">if</text:span><text:span text:style-name="T2"> (index != -1)</text:span></text:p>
      <text:p text:style-name="Standard"><text:span text:style-name="T2"><text:s text:c="12"/>{</text:span></text:p>
      <text:p text:style-name="Standard"><text:span text:style-name="T2"><text:s text:c="16"/></text:span><text:span text:style-name="T1">if</text:span><text:span text:style-name="T2"> (index != 0)</text:span></text:p>
      <text:p text:style-name="Standard"><text:span text:style-name="T2"><text:s text:c="20"/>image.Source = </text:span><text:span text:style-name="T3">AlbumWindow</text:span><text:span text:style-name="T2">.Images[index - 1];</text:span></text:p>
      <text:p text:style-name="Standard"><text:span text:style-name="T2"><text:s text:c="16"/></text:span><text:span text:style-name="T1">else</text:span></text:p>
      <text:p text:style-name="Standard"><text:span text:style-name="T2"><text:s text:c="20"/>image.Source = </text:span><text:span text:style-name="T3">AlbumWindow</text:span><text:span text:style-name="T2">.Images[</text:span><text:span text:style-name="T3">AlbumWindow</text:span><text:span text:style-name="T2">.Images.Count - 1]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Left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rotateTransform.Angle = (Rotation -= 90)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ublic</text:span><text:span text:style-name="T2"> </text:span><text:span text:style-name="T1">bool</text:span><text:span text:style-name="T2"> IsClosed { </text:span><text:span text:style-name="T1">get</text:span><text:span text:style-name="T2">; </text:span><text:span text:style-name="T1">private</text:span><text:span text:style-name="T2"> </text:span><text:span text:style-name="T1">set</text:span><text:span text:style-name="T2">; }</text:span></text:p>
      <text:p text:style-name="Standard"><text:span text:style-name="T2"><text:s text:c="8"/></text:span><text:span text:style-name="T1">protected</text:span><text:span text:style-name="T2"> </text:span><text:span text:style-name="T1">override</text:span><text:span text:style-name="T2"> </text:span><text:span text:style-name="T1">void</text:span><text:span text:style-name="T2"> OnClosed(</text:span><text:span text:style-name="T3">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base</text:span><text:span text:style-name="T2">.OnClosed(e);</text:span></text:p>
      <text:p text:style-name="Standard"><text:span text:style-name="T2"><text:s text:c="12"/>IsClosed = </text:span><text:span text:style-name="T1">true</text:span><text:span text:style-name="T2">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Flip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 (scaleTransform.ScaleX == 1)</text:span></text:p>
      <text:p text:style-name="Standard"><text:span text:style-name="T2"><text:s text:c="16"/>scaleTransform.ScaleX = -1;</text:span></text:p>
      <text:p text:style-name="Standard"><text:span text:style-name="T2"><text:s text:c="12"/></text:span><text:span text:style-name="T1">else</text:span></text:p>
      <text:p text:style-name="Standard"><text:span text:style-name="T2"><text:s text:c="16"/>scaleTransform.ScaleX = 1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9">//Set as desktop background</text:span></text:p>
      <text:p text:style-name="Standard"><text:span text:style-name="T2"><text:s text:c="8"/>[</text:span><text:span text:style-name="T3">DllImport</text:span><text:span text:style-name="T2">(</text:span><text:span text:style-name="T4">"user32.dll"</text:span><text:span text:style-name="T2">, CharSet = </text:span><text:span text:style-name="T3">CharSet</text:span><text:span text:style-name="T2">.Auto)]</text:span></text:p>
      <text:p text:style-name="Standard"><text:span text:style-name="T2"><text:s text:c="8"/></text:span><text:span text:style-name="T1">private</text:span><text:span text:style-name="T2"> </text:span><text:span text:style-name="T1">static</text:span><text:span text:style-name="T2"> </text:span><text:span text:style-name="T1">extern</text:span><text:span text:style-name="T2"> </text:span><text:span text:style-name="T3">Int32</text:span><text:span text:style-name="T2"> SystemParametersInfo(</text:span><text:span text:style-name="T3">UInt32</text:span><text:span text:style-name="T2"> action, </text:span><text:span text:style-name="T3">UInt32</text:span><text:span text:style-name="T2"> uParam, </text:span><text:span text:style-name="T3">String</text:span><text:span text:style-name="T2"> vParam, </text:span><text:span text:style-name="T3">UInt32</text:span><text:span text:style-name="T2"> winIni);</text:span></text:p>
      <text:p text:style-name="Standard"><text:span text:style-name="T2"><text:s text:c="8"/></text:span><text:span text:style-name="T1">private</text:span><text:span text:style-name="T2"> </text:span><text:span text:style-name="T1">static</text:span><text:span text:style-name="T2"> </text:span><text:span text:style-name="T1">readonly</text:span><text:span text:style-name="T2"> </text:span><text:span text:style-name="T3">UInt32</text:span><text:span text:style-name="T2"> SPI_SETDESKWALLPAPER = 0x14;</text:span></text:p>
      <text:p text:style-name="Standard"><text:span text:style-name="T2"><text:s text:c="8"/></text:span><text:span text:style-name="T1">private</text:span><text:span text:style-name="T2"> </text:span><text:span text:style-name="T1">static</text:span><text:span text:style-name="T2"> </text:span><text:span text:style-name="T1">readonly</text:span><text:span text:style-name="T2"> </text:span><text:span text:style-name="T3">UInt32</text:span><text:span text:style-name="T2"> SPIF_UPDATEINIFILE = 0x01;</text:span></text:p>
      <text:p text:style-name="Standard"><text:span text:style-name="T2"><text:s text:c="8"/></text:span><text:span text:style-name="T1">private</text:span><text:span text:style-name="T2"> </text:span><text:span text:style-name="T1">static</text:span><text:span text:style-name="T2"> </text:span><text:span text:style-name="T1">readonly</text:span><text:span text:style-name="T2"> </text:span><text:span text:style-name="T3">UInt32</text:span><text:span text:style-name="T2"> SPIF_SENDWININICHANGE = 0x02;</text:span></text:p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Background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3">BitmapImage</text:span><text:span text:style-name="T2"> background = (</text:span><text:span text:style-name="T3">BitmapImage</text:span><text:span text:style-name="T2">)image.Source;</text:span></text:p>
      <text:p text:style-name="Standard"><text:span text:style-name="T2"><text:s text:c="12"/>SystemParametersInfo(SPI_SETDESKWALLPAPER, 0, </text:span><text:span text:style-name="T3">Uri</text:span><text:span text:style-name="T2">.UnescapeDataString(background.UriSource.AbsolutePath), SPIF_UPDATEINIFILE | SPIF_SENDWININICHANGE)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10"><text:span text:style-name="T6"/></text:p>
      <text:p text:style-name="P11"/>
      <text:p text:style-name="P2"><text:span text:style-name="T8">3</text:span><text:span text:style-name="T6">. </text:span><text:span text:style-name="T7">SaveAlbumAsWindow.</text:span><text:span text:style-name="T8">x</text:span><text:span text:style-name="T7">aml</text:span><text:span text:style-name="T6">.cs:</text:span></text:p>
      <text:p text:style-name="P11"/>
      <text:p text:style-name="P13"><text:span text:style-name="T1">using</text:span><text:span text:style-name="T5"> System;</text:span></text:p>
      <text:p text:style-name="Standard"><text:span text:style-name="T1">using</text:span><text:span text:style-name="T2"> System.IO;</text:span></text:p>
      <text:p text:style-name="Standard"><text:span text:style-name="T1">using</text:span><text:span text:style-name="T2"> System.Windows;</text:span></text:p>
      <text:p text:style-name="Standard"><text:span text:style-name="T1">using</text:span><text:span text:style-name="T2"> System.Windows.Forms;</text:span></text:p>
      <text:p text:style-name="Standard"><text:span text:style-name="T1">using</text:span><text:span text:style-name="T2"> System.Windows.Media;</text:span></text:p>
      <text:p text:style-name="P15"/>
      <text:p text:style-name="Standard"><text:span text:style-name="T1">namespace</text:span><text:span text:style-name="T2"> AlbumViewer</text:span></text:p>
      <text:p text:style-name="Standard"><text:span text:style-name="T2">{</text:span></text:p>
      <text:p text:style-name="Standard"><text:span text:style-name="T2"><text:s text:c="4"/></text:span><text:span text:style-name="T1">public</text:span><text:span text:style-name="T2"> </text:span><text:span text:style-name="T1">partial</text:span><text:span text:style-name="T2"> </text:span><text:span text:style-name="T1">class</text:span><text:span text:style-name="T2"> </text:span><text:span text:style-name="T3">SaveAlbumAsWindow</text:span><text:span text:style-name="T2"> : </text:span><text:span text:style-name="T3">Window</text:span></text:p>
      <text:p text:style-name="Standard"><text:span text:style-name="T2"><text:s text:c="4"/>{</text:span></text:p>
      <text:p text:style-name="Standard"><text:span text:style-name="T2"><text:s text:c="8"/></text:span><text:span text:style-name="T1">public</text:span><text:span text:style-name="T2"> SaveAlbumAsWindow()</text:span></text:p>
      <text:p text:style-name="Standard"><text:span text:style-name="T2"><text:s text:c="8"/>{</text:span></text:p>
      <text:p text:style-name="Standard"><text:span text:style-name="T2"><text:s text:c="12"/>InitializeComponent();</text:span></text:p>
      <text:p text:style-name="Standard"><text:span text:style-name="T2"><text:s text:c="12"/>canvas.Visibility = </text:span><text:span text:style-name="T3">Visibility</text:span><text:span text:style-name="T2">.Collapsed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Cancel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oft-page-break/><text:span text:style-name="T2"><text:s text:c="8"/>{</text:span></text:p>
      <text:p text:style-name="Standard"><text:span text:style-name="T2"><text:s text:c="12"/>Close()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ublic</text:span><text:span text:style-name="T2"> </text:span><text:span text:style-name="T1">bool</text:span><text:span text:style-name="T2"> IsClosed { </text:span><text:span text:style-name="T1">get</text:span><text:span text:style-name="T2">; </text:span><text:span text:style-name="T1">private</text:span><text:span text:style-name="T2"> </text:span><text:span text:style-name="T1">set</text:span><text:span text:style-name="T2">; }</text:span></text:p>
      <text:p text:style-name="Standard"><text:span text:style-name="T2"><text:s text:c="8"/></text:span><text:span text:style-name="T1">protected</text:span><text:span text:style-name="T2"> </text:span><text:span text:style-name="T1">override</text:span><text:span text:style-name="T2"> </text:span><text:span text:style-name="T1">void</text:span><text:span text:style-name="T2"> OnClosed(</text:span><text:span text:style-name="T3">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base</text:span><text:span text:style-name="T2">.OnClosed(e);</text:span></text:p>
      <text:p text:style-name="Standard"><text:span text:style-name="T2"><text:s text:c="12"/>IsClosed = </text:span><text:span text:style-name="T1">true</text:span><text:span text:style-name="T2">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3">FolderBrowserDialog</text:span><text:span text:style-name="T2"> directory;</text:span></text:p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Browse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8"/></text:span></text:p>
      <text:p text:style-name="Standard"><text:span text:style-name="T2"><text:s text:c="12"/>directory = </text:span><text:span text:style-name="T1">new</text:span><text:span text:style-name="T2"> </text:span><text:span text:style-name="T3">FolderBrowserDialog</text:span><text:span text:style-name="T2">();</text:span></text:p>
      <text:p text:style-name="Standard"><text:span text:style-name="T2"><text:s text:c="12"/>directory.ShowDialog();</text:span></text:p>
      <text:p text:style-name="Standard"><text:span text:style-name="T2"><text:s text:c="12"/></text:span><text:span text:style-name="T1">if</text:span><text:span text:style-name="T2"> (!</text:span><text:span text:style-name="T1">string</text:span><text:span text:style-name="T2">.IsNullOrEmpty(directory.SelectedPath))</text:span></text:p>
      <text:p text:style-name="Standard"><text:span text:style-name="T2"><text:s text:c="12"/>{</text:span></text:p>
      <text:p text:style-name="Standard"><text:span text:style-name="T2"><text:s text:c="16"/></text:span><text:span text:style-name="T3">DirectoryInfo</text:span><text:span text:style-name="T2"> directoryInfo = </text:span><text:span text:style-name="T1">new</text:span><text:span text:style-name="T2"> </text:span><text:span text:style-name="T3">DirectoryInfo</text:span><text:span text:style-name="T2">(directory.SelectedPath);</text:span></text:p>
      <text:p text:style-name="Standard"><text:span text:style-name="T2"><text:s text:c="16"/>txtLocation.Text = directory.SelectedPath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btnOK_Click(</text:span><text:span text:style-name="T1">object</text:span><text:span text:style-name="T2"> sender, </text:span><text:span text:style-name="T3">RoutedEventArgs</text:span><text:span text:style-name="T2"> e)</text:span></text:p>
      <text:p text:style-name="Standard"><text:span text:style-name="T2"><text:s text:c="8"/>{</text:span></text:p>
      <text:p text:style-name="Standard"><text:span text:style-name="T2"><text:s text:c="12"/></text:span><text:span text:style-name="T1">if</text:span><text:span text:style-name="T2"> (</text:span><text:span text:style-name="T1">string</text:span><text:span text:style-name="T2">.IsNullOrEmpty(txtLocation.Text))</text:span></text:p>
      <text:p text:style-name="Standard"><text:span text:style-name="T2"><text:s text:c="12"/>{</text:span></text:p>
      <text:p text:style-name="Standard"><text:span text:style-name="T2"><text:s text:c="16"/>WrongLocation();</text:span></text:p>
      <text:p text:style-name="Standard"><text:span text:style-name="T2"><text:s text:c="16"/>textBlock.Text = </text:span><text:span text:style-name="T4">"Please enter a location. For example: C:\\Users\\pc\\Documents"</text:span><text:span text:style-name="T2">;</text:span></text:p>
      <text:p text:style-name="Standard"><text:span text:style-name="T2"><text:s text:c="16"/></text:span><text:span text:style-name="T1">return</text:span><text:span text:style-name="T2">;</text:span></text:p>
      <text:p text:style-name="Standard"><text:span text:style-name="T2"><text:s text:c="12"/>}</text:span></text:p>
      <text:p text:style-name="P15"/>
      <text:p text:style-name="Standard"><text:span text:style-name="T2"><text:s text:c="12"/>txtName.BorderBrush = </text:span><text:span text:style-name="T1">new</text:span><text:span text:style-name="T2"> </text:span><text:span text:style-name="T3">SolidColorBrush</text:span><text:span text:style-name="T2">(</text:span><text:span text:style-name="T3">Colors</text:span><text:span text:style-name="T2">.Gray);</text:span></text:p>
      <text:p text:style-name="Standard"><text:span text:style-name="T2"><text:s text:c="12"/>txtLocation.BorderBrush = </text:span><text:span text:style-name="T1">new</text:span><text:span text:style-name="T2"> </text:span><text:span text:style-name="T3">SolidColorBrush</text:span><text:span text:style-name="T2">(</text:span><text:span text:style-name="T3">Colors</text:span><text:span text:style-name="T2">.Gray);</text:span></text:p>
      <text:p text:style-name="Standard"><text:span text:style-name="T2"><text:s text:c="12"/></text:span><text:span text:style-name="T1">string</text:span><text:span text:style-name="T2"> folderPath = txtLocation.Text;</text:span></text:p>
      <text:p text:style-name="Standard"><text:span text:style-name="T2"><text:s text:c="12"/>folderPath = folderPath.Replace(</text:span><text:span text:style-name="T4">"\\"</text:span><text:span text:style-name="T2">, </text:span><text:span text:style-name="T4">"/"</text:span><text:span text:style-name="T2">);</text:span></text:p>
      <text:p text:style-name="P15"/>
      <text:p text:style-name="Standard"><text:span text:style-name="T2"><text:s text:c="12"/></text:span><text:span text:style-name="T1">if</text:span><text:span text:style-name="T2"> (txtName.Text.IndexOfAny(</text:span><text:span text:style-name="T1">new</text:span><text:span text:style-name="T2"> </text:span><text:span text:style-name="T1">char</text:span><text:span text:style-name="T2">[] { </text:span><text:span text:style-name="T4">':'</text:span><text:span text:style-name="T2">, </text:span><text:span text:style-name="T4">'/'</text:span><text:span text:style-name="T2">, </text:span><text:span text:style-name="T4">'\\'</text:span><text:span text:style-name="T2">, </text:span><text:span text:style-name="T4">'*'</text:span><text:span text:style-name="T2">, </text:span><text:span text:style-name="T4">'?'</text:span><text:span text:style-name="T2">, </text:span><text:span text:style-name="T4">'"'</text:span><text:span text:style-name="T2">, </text:span><text:span text:style-name="T4">'&lt;'</text:span><text:span text:style-name="T2">, </text:span><text:span text:style-name="T4">'&gt;'</text:span><text:span text:style-name="T2">, </text:span><text:span text:style-name="T4">'|'</text:span><text:span text:style-name="T2"> }) &gt;= 0)</text:span></text:p>
      <text:p text:style-name="Standard"><text:span text:style-name="T2"><text:s text:c="12"/>{</text:span></text:p>
      <text:p text:style-name="Standard"><text:span text:style-name="T2"><text:s text:c="16"/>WrongName();</text:span></text:p>
      <text:p text:style-name="Standard"><text:span text:style-name="T2"><text:s text:c="16"/>textBlock.Text = </text:span><text:span text:style-name="T4">"A name can't contain any of the following characters: / \\ : * ? \" &lt; &gt; |."</text:span><text:span text:style-name="T2">;</text:span></text:p>
      <text:p text:style-name="Standard"><text:span text:style-name="T2"><text:s text:c="16"/></text:span><text:span text:style-name="T1">return</text:span><text:span text:style-name="T2">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else</text:span><text:span text:style-name="T2"> </text:span><text:span text:style-name="T1">if</text:span><text:span text:style-name="T2"> (</text:span><text:span text:style-name="T3">Directory</text:span><text:span text:style-name="T2">.Exists(folderPath + </text:span><text:span text:style-name="T4">"/"</text:span><text:span text:style-name="T2"> + txtName.Text))</text:span></text:p>
      <text:p text:style-name="Standard"><text:span text:style-name="T2"><text:s text:c="12"/>{</text:span></text:p>
      <text:p text:style-name="Standard"><text:span text:style-name="T2"><text:s text:c="16"/>WrongName();</text:span></text:p>
      <text:p text:style-name="Standard"><text:span text:style-name="T2"><text:s text:c="16"/>textBlock.Text = </text:span><text:span text:style-name="T4">"The folder "</text:span><text:span text:style-name="T2"> + txtName.Text + </text:span><text:span text:style-name="T4">" already exists!\nPlease try another name."</text:span><text:span text:style-name="T2">;</text:span></text:p>
      <text:p text:style-name="Standard"><text:span text:style-name="T2"><text:s text:c="16"/></text:span><text:span text:style-name="T1">return</text:span><text:span text:style-name="T2">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else</text:span><text:span text:style-name="T2"> </text:span><text:span text:style-name="T1">if</text:span><text:span text:style-name="T2"> (</text:span><text:span text:style-name="T1">string</text:span><text:span text:style-name="T2">.IsNullOrEmpty(txtName.Text))</text:span></text:p>
      <text:p text:style-name="Standard"><text:span text:style-name="T2"><text:s text:c="12"/>{</text:span></text:p>
      <text:p text:style-name="Standard"><text:span text:style-name="T2"><text:s text:c="16"/>WrongName();</text:span></text:p>
      <text:p text:style-name="Standard"><text:span text:style-name="T2"><text:s text:c="16"/>textBlock.Text = </text:span><text:span text:style-name="T4">"Please enter a name."</text:span><text:span text:style-name="T2">;</text:span></text:p>
      <text:p text:style-name="Standard"><text:span text:style-name="T2"><text:s text:c="16"/></text:span><text:span text:style-name="T1">return</text:span><text:span text:style-name="T2">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else</text:span><text:span text:style-name="T2"> </text:span><text:span text:style-name="T1">if</text:span><text:span text:style-name="T2"> (!</text:span><text:span text:style-name="T3">Directory</text:span><text:span text:style-name="T2">.Exists(txtLocation.Text))</text:span></text:p>
      <text:p text:style-name="Standard"><text:span text:style-name="T2"><text:s text:c="12"/>{</text:span></text:p>
      <text:p text:style-name="Standard"><text:span text:style-name="T2"><text:s text:c="16"/>WrongLocation();</text:span></text:p>
      <text:p text:style-name="Standard"><text:span text:style-name="T2"><text:s text:c="16"/>textBlock.Text = </text:span><text:span text:style-name="T4">"Could not find the location: "</text:span><text:span text:style-name="T2"> + txtLocation.Text + </text:span><text:span text:style-name="T4">"."</text:span><text:span text:style-name="T2">;</text:span></text:p>
      <text:p text:style-name="Standard"><text:span text:style-name="T2"><text:s text:c="16"/></text:span><text:span text:style-name="T1">return</text:span><text:span text:style-name="T2">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else</text:span><text:span text:style-name="T2"> </text:span><text:span text:style-name="T1">if</text:span><text:span text:style-name="T2"> (!</text:span><text:span text:style-name="T3">Directory</text:span><text:span text:style-name="T2">.Exists(folderPath + </text:span><text:span text:style-name="T4">"/"</text:span><text:span text:style-name="T2"> + txtName.Text))</text:span></text:p>
      <text:p text:style-name="Standard"><text:soft-page-break/><text:span text:style-name="T2"><text:s text:c="12"/>{</text:span></text:p>
      <text:p text:style-name="Standard"><text:span text:style-name="T2"><text:s text:c="16"/></text:span><text:span text:style-name="T3">Directory</text:span><text:span text:style-name="T2">.CreateDirectory(System.IO.</text:span><text:span text:style-name="T3">Path</text:span><text:span text:style-name="T2">.Combine(folderPath, txtName.Text));</text:span></text:p>
      <text:p text:style-name="Standard"><text:span text:style-name="T2"><text:s text:c="16"/>txtName.BorderBrush = </text:span><text:span text:style-name="T1">new</text:span><text:span text:style-name="T2"> </text:span><text:span text:style-name="T3">SolidColorBrush</text:span><text:span text:style-name="T2">(</text:span><text:span text:style-name="T3">Colors</text:span><text:span text:style-name="T2">.Green);</text:span></text:p>
      <text:p text:style-name="Standard"><text:span text:style-name="T2"><text:s text:c="16"/>canvas.Visibility = </text:span><text:span text:style-name="T3">Visibility</text:span><text:span text:style-name="T2">.Collapsed;</text:span></text:p>
      <text:p text:style-name="Standard"><text:span text:style-name="T2"><text:s text:c="16"/>Close();</text:span></text:p>
      <text:p text:style-name="Standard"><text:span text:style-name="T2"><text:s text:c="12"/>}</text:span></text:p>
      <text:p text:style-name="P15"/>
      <text:p text:style-name="Standard"><text:span text:style-name="T2"><text:s text:c="12"/></text:span><text:span text:style-name="T1">foreach</text:span><text:span text:style-name="T2"> (</text:span><text:span text:style-name="T1">var</text:span><text:span text:style-name="T2"> file </text:span><text:span text:style-name="T1">in</text:span><text:span text:style-name="T2"> </text:span><text:span text:style-name="T3">AlbumWindow</text:span><text:span text:style-name="T2">.Images)</text:span></text:p>
      <text:p text:style-name="Standard"><text:span text:style-name="T2"><text:s text:c="12"/>{</text:span></text:p>
      <text:p text:style-name="Standard"><text:span text:style-name="T2"><text:s text:c="16"/></text:span><text:span text:style-name="T1">string</text:span><text:span text:style-name="T2"> temp = file.UriSource.AbsolutePath;</text:span></text:p>
      <text:p text:style-name="Standard"><text:span text:style-name="T2"><text:s text:c="16"/></text:span><text:span text:style-name="T1">int</text:span><text:span text:style-name="T2"> index = temp.LastIndexOf(</text:span><text:span text:style-name="T4">'/'</text:span><text:span text:style-name="T2">) + 1;</text:span></text:p>
      <text:p text:style-name="Standard"><text:span text:style-name="T2"><text:s text:c="16"/></text:span><text:span text:style-name="T1">string</text:span><text:span text:style-name="T2"> fileName = file.UriSource.AbsolutePath.Substring(index, temp.Length - index);</text:span></text:p>
      <text:p text:style-name="Standard"><text:span text:style-name="T2"><text:s text:c="16"/></text:span><text:span text:style-name="T1">string</text:span><text:span text:style-name="T2"> fullPath = file.UriSource.AbsolutePath;</text:span></text:p>
      <text:p text:style-name="Standard"><text:span text:style-name="T2"><text:s text:c="16"/>fullPath = </text:span><text:span text:style-name="T3">Uri</text:span><text:span text:style-name="T2">.UnescapeDataString(fullPath);</text:span></text:p>
      <text:p text:style-name="Standard"><text:span text:style-name="T2"><text:s text:c="16"/>fullPath = @System.IO.</text:span><text:span text:style-name="T3">Path</text:span><text:span text:style-name="T2">.GetFullPath(fullPath);</text:span></text:p>
      <text:p text:style-name="Standard"><text:span text:style-name="T2"><text:s text:c="16"/></text:span><text:span text:style-name="T9">//System.IO.File.Copy(file.UriSource.AbsolutePath.Replace("/", "\\"), @System.IO.Path.Combine(directory.SelectedPath, txtName.Text + "\\" + fileName), true);</text:span></text:p>
      <text:p text:style-name="Standard"><text:span text:style-name="T2"><text:s text:c="16"/>System.IO.</text:span><text:span text:style-name="T3">File</text:span><text:span text:style-name="T2">.Copy(fullPath, System.IO.</text:span><text:span text:style-name="T3">Path</text:span><text:span text:style-name="T2">.GetFullPath(@System.IO.</text:span><text:span text:style-name="T3">Path</text:span><text:span text:style-name="T2">.Combine(directory.SelectedPath, txtName.Text + </text:span><text:span text:style-name="T4">"\\"</text:span><text:span text:style-name="T2"> + fileName)), </text:span><text:span text:style-name="T1">true</text:span><text:span text:style-name="T2">)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WrongName( )</text:span></text:p>
      <text:p text:style-name="Standard"><text:span text:style-name="T2"><text:s text:c="8"/>{</text:span></text:p>
      <text:p text:style-name="Standard"><text:span text:style-name="T2"><text:s text:c="12"/>txtName.BorderBrush = </text:span><text:span text:style-name="T1">new</text:span><text:span text:style-name="T2"> </text:span><text:span text:style-name="T3">SolidColorBrush</text:span><text:span text:style-name="T2">(</text:span><text:span text:style-name="T3">Colors</text:span><text:span text:style-name="T2">.Red);</text:span></text:p>
      <text:p text:style-name="Standard"><text:span text:style-name="T2"><text:s text:c="12"/>canvas.Visibility = </text:span><text:span text:style-name="T3">Visibility</text:span><text:span text:style-name="T2">.Visible;</text:span></text:p>
      <text:p text:style-name="Standard"><text:span text:style-name="T2"><text:s text:c="8"/>}</text:span></text:p>
      <text:p text:style-name="P15"/>
      <text:p text:style-name="Standard"><text:span text:style-name="T2"><text:s text:c="8"/></text:span><text:span text:style-name="T1">private</text:span><text:span text:style-name="T2"> </text:span><text:span text:style-name="T1">void</text:span><text:span text:style-name="T2"> WrongLocation() </text:span></text:p>
      <text:p text:style-name="Standard"><text:span text:style-name="T2"><text:s text:c="8"/>{</text:span></text:p>
      <text:p text:style-name="Standard"><text:span text:style-name="T2"><text:s text:c="12"/>txtLocation.BorderBrush = </text:span><text:span text:style-name="T1">new</text:span><text:span text:style-name="T2"> </text:span><text:span text:style-name="T3">SolidColorBrush</text:span><text:span text:style-name="T2">(</text:span><text:span text:style-name="T3">Colors</text:span><text:span text:style-name="T2">.Red);</text:span></text:p>
      <text:p text:style-name="Standard"><text:span text:style-name="T2"><text:s text:c="12"/>canvas.Visibility = </text:span><text:span text:style-name="T3">Visibility</text:span><text:span text:style-name="T2">.Visible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1.004cm" fo:margin-left="1.376cm" fo:margin-right="1.13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3:21:57.140000000</meta:creation-date>
    <dc:date>2016-05-15T17:53:54.601000000</dc:date>
    <meta:editing-duration>PT20M43S</meta:editing-duration>
    <meta:editing-cycles>8</meta:editing-cycles>
    <meta:generator>LibreOffice/5.1.2.2$Windows_x86 LibreOffice_project/d3bf12ecb743fc0d20e0be0c58ca359301eb705f</meta:generator>
    <meta:document-statistic meta:table-count="0" meta:image-count="0" meta:object-count="0" meta:page-count="7" meta:paragraph-count="373" meta:word-count="1041" meta:character-count="13830" meta:non-whitespace-character-count="9134"/>
  </office:meta>
</office:document-meta>
</file>